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3000000DFD5C7F46C1AF314FE.png" manifest:media-type="image/png"/>
  <manifest:file-entry manifest:full-path="Pictures/1000000000000350000001169820056ED36D7C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DejaVu Sans Mono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Links</text:span></text:p>
          </draw:text-box>
        </draw:frame>
        <draw:frame draw:style-name="gr1" draw:text-style-name="P2" draw:layer="layout" svg:width="29.078cm" svg:height="9.531cm" svg:x="-0.464cm" svg:y="6.869cm">
          <draw:image xlink:href="Pictures/1000000000000350000001169820056ED36D7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ore Links</text:span></text:p>
          </draw:text-box>
        </draw:frame>
        <draw:frame draw:style-name="gr3" draw:text-style-name="P4" draw:layer="layout" svg:width="30.114cm" svg:height="7.604cm" svg:x="-0.914cm" svg:y="5cm">
          <draw:image xlink:href="Pictures/1000000000000373000000DFD5C7F46C1AF314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1:25:30.755372031</meta:creation-date>
    <dc:date>2017-11-19T11:29:24.267846797</dc:date>
    <meta:editing-duration>PT2M7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